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375in" table:align="left"/>
    </style:style>
    <style:style style:name="Tableau1.A" style:family="table-column">
      <style:table-column-properties style:column-width="9.375in"/>
    </style:style>
    <style:style style:name="Tableau1.A1" style:family="table-cell">
      <style:table-cell-properties fo:padding="0.0382in" fo:border="0.0007in solid #000000"/>
    </style:style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#ffcc00"/>
    </style:style>
    <style:style style:name="P3" style:family="paragraph" style:parent-style-name="Standard">
      <style:text-properties fo:background-color="#ff9999"/>
    </style:style>
    <style:style style:name="P4" style:family="paragraph" style:parent-style-name="Standard">
      <style:text-properties fo:background-color="#ff99ff"/>
    </style:style>
    <style:style style:name="P5" style:family="paragraph" style:parent-style-name="Standard">
      <style:text-properties fo:background-color="#cc66ff"/>
    </style:style>
    <style:style style:name="P6" style:family="paragraph" style:parent-style-name="Standard">
      <style:text-properties fo:background-color="#9999ff"/>
    </style:style>
    <style:style style:name="P7" style:family="paragraph" style:parent-style-name="Standard">
      <style:text-properties fo:background-color="#99ffff"/>
    </style:style>
    <style:style style:name="P8" style:family="paragraph" style:parent-style-name="Table_20_Contents">
      <style:paragraph-properties>
        <style:tab-stops>
          <style:tab-stop style:position="2.3717in"/>
        </style:tab-stops>
      </style:paragraph-properties>
      <style:text-properties style:font-name="Courier New" fo:font-size="7pt" style:font-size-asian="7pt" style:font-size-complex="7pt"/>
    </style:style>
    <style:style style:name="T1" style:family="text">
      <style:text-properties fo:background-color="#000000"/>
    </style:style>
    <style:style style:name="T2" style:family="text">
      <style:text-properties fo:color="#ffffff"/>
    </style:style>
    <style:style style:name="T3" style:family="text">
      <style:text-properties fo:color="#ffffff" fo:background-color="transparent"/>
    </style:style>
    <style:style style:name="T4" style:family="text">
      <style:text-properties fo:color="#ffffff" fo:background-color="#cccccc"/>
    </style:style>
    <style:style style:name="T5" style:family="text">
      <style:text-properties fo:color="#ffffff" fo:background-color="#b2b2b2"/>
    </style:style>
    <style:style style:name="T6" style:family="text">
      <style:text-properties fo:color="#ffffff" fo:background-color="#ff99ff"/>
    </style:style>
    <style:style style:name="T7" style:family="text">
      <style:text-properties fo:background-color="#ffff99"/>
    </style:style>
    <style:style style:name="T8" style:family="text">
      <style:text-properties fo:background-color="#ff9999"/>
    </style:style>
    <style:style style:name="T9" style:family="text">
      <style:text-properties fo:background-color="#ff99ff"/>
    </style:style>
    <style:style style:name="T10" style:family="text">
      <style:text-properties fo:background-color="#9999ff"/>
    </style:style>
    <style:style style:name="T11" style:family="text">
      <style:text-properties fo:background-color="#99ffff"/>
    </style:style>
    <style:style style:name="T12" style:family="text">
      <style:text-properties fo:background-color="#ccff66"/>
    </style:style>
    <style:style style:name="T13" style:family="text">
      <style:text-properties fo:background-color="#ffcc99"/>
    </style:style>
    <style:style style:name="T14" style:family="text">
      <style:text-properties fo:color="#000000"/>
    </style:style>
    <style:style style:name="T15" style:family="text">
      <style:text-properties fo:color="#000000" fo:background-color="#99ffff"/>
    </style:style>
    <style:style style:name="T16" style:family="text">
      <style:text-properties fo:color="#000000" fo:background-color="#ccff66"/>
    </style:style>
    <style:style style:name="T17" style:family="text">
      <style:text-properties fo:color="#000000" fo:background-color="transparent"/>
    </style:style>
    <style:style style:name="T18" style:family="text">
      <style:text-properties fo:color="#000000" fo:background-color="#ffcc00"/>
    </style:style>
    <style:style style:name="T19" style:family="text">
      <style:text-properties fo:color="#000000" fo:background-color="#b2b2b2"/>
    </style:style>
    <style:style style:name="T20" style:family="text">
      <style:text-properties fo:color="#000000" fo:background-color="#cccccc"/>
    </style:style>
    <style:style style:name="T21" style:family="text">
      <style:text-properties fo:color="#000000" fo:background-color="#ff9999"/>
    </style:style>
    <style:style style:name="T22" style:family="text">
      <style:text-properties fo:color="#000000" fo:background-color="#ffff00"/>
    </style:style>
    <style:style style:name="T23" style:family="text">
      <style:text-properties fo:color="#000000" fo:background-color="#ff99ff"/>
    </style:style>
    <style:style style:name="T24" style:family="text">
      <style:text-properties fo:color="#000000" fo:background-color="#cc66ff"/>
    </style:style>
    <style:style style:name="T25" style:family="text">
      <style:text-properties fo:color="#000000" fo:background-color="#9999ff"/>
    </style:style>
    <style:style style:name="T26" style:family="text">
      <style:text-properties fo:color="#000000" fo:background-color="#99ff99"/>
    </style:style>
    <style:style style:name="T27" style:family="text">
      <style:text-properties fo:color="#000000" fo:background-color="#ffff99"/>
    </style:style>
    <style:style style:name="T28" style:family="text">
      <style:text-properties fo:background-color="#cccc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8"><text:span text:style-name="T1">01E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1A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B2<text:span text:style-name="T22">21 C621</text:span> <text:span text:style-name="T2">DF01</text:span> <text:span text:style-name="T2">DF01</text:span> <text:span text:style-name="T2">DF01</text:span> <text:span text:style-name="T2">DF01</text:span> <text:span text:style-name="T2">DF01</text:span> C0<text:span text:style-name="T24">22 C822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B3<text:span text:style-name="T22">21 C721</text:span><text:span text:style-name="T14"> </text:span><text:span text:style-name="T2">DF01</text:span><text:span text:style-name="T14"> </text:span><text:span text:style-name="T2">DF01</text:span><text:span text:style-name="T14"> </text:span><text:span text:style-name="T2">DF01</text:span><text:span text:style-name="T14"> </text:span><text:span text:style-name="T2">DF01</text:span><text:span text:style-name="T14"> </text:span><text:span text:style-name="T2">DF01</text:span><text:span text:style-name="T14"> </text:span><text:span text:style-name="T24">D022 D822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B7<text:span text:style-name="T18">21 9221</text:span><text:span text:style-name="T14"> </text:span><text:span text:style-name="T2">DF01</text:span><text:span text:style-name="T14"> </text:span><text:span text:style-name="T2">DF01</text:span><text:span text:style-name="T14"> </text:span><text:span text:style-name="T2">DF01</text:span><text:span text:style-name="T14"> </text:span><text:span text:style-name="T2">DF01</text:span><text:span text:style-name="T14"> </text:span><text:span text:style-name="T2">DF01</text:span><text:span text:style-name="T14"> 8A</text:span><text:span text:style-name="T25">21 </text:span><text:span text:style-name="T20">802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B8<text:span text:style-name="T18">21 B921</text:span><text:span text:style-name="T14"> </text:span><text:span text:style-name="T2">DF01</text:span><text:span text:style-name="T14"> </text:span><text:span text:style-name="T2">DF01</text:span><text:span text:style-name="T14"> </text:span><text:span text:style-name="T2">DF01</text:span><text:span text:style-name="T14"> </text:span><text:span text:style-name="T2">DF01</text:span><text:span text:style-name="T14"> </text:span><text:span text:style-name="T2">DF01</text:span><text:span text:style-name="T14"> BA</text:span><text:span text:style-name="T25">21 F22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7">0E27</text:span> <text:span text:style-name="T27">0F27</text:span> <text:span text:style-name="T2">DF01</text:span> <text:span text:style-name="T2">DF01</text:span> <text:span text:style-name="T2">DF01</text:span> <text:span text:style-name="T3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8F<text:span text:style-name="T21">21 D52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5">F321 </text:span><text:span text:style-name="T20">802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7">1E27</text:span> <text:span text:style-name="T7">1F27</text:span> <text:span text:style-name="T2">DF01</text:span> <text:span text:style-name="T2">DF01</text:span> <text:span text:style-name="T2">DF01</text:span> <text:span text:style-name="T9">102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EE<text:span text:style-name="T21">21 EF2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5">F421 F12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8">2027</text:span> <text:span text:style-name="T8">2127</text:span> <text:span text:style-name="T2">DF01</text:span> <text:span text:style-name="T2">DF01</text:span> <text:span text:style-name="T2">DF01</text:span> <text:span text:style-name="T10">4D26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C8<text:span text:style-name="T23">21 </text:span><text:span text:style-name="T20">8021</text:span> <text:span text:style-name="T2">DF01 DF01</text:span> <text:span text:style-name="T2">DF01</text:span> <text:span text:style-name="T2">DF01</text:span> <text:span text:style-name="T2">DF01</text:span> E0<text:span text:style-name="T26">22 E122</text:span> <text:span text:style-name="T2">DF01 DF01</text:span> <text:span text:style-name="T2">DF01</text:span> <text:span text:style-name="T1">0227</text:span> <text:span text:style-name="T1">0267</text:span> <text:span text:style-name="T2">DF01</text:span> <text:span text:style-name="T8">3027</text:span> <text:span text:style-name="T8">3127</text:span> <text:span text:style-name="T2">DF01</text:span> <text:span text:style-name="T2">DF01</text:span> <text:span text:style-name="T2">DF01</text:span> <text:span text:style-name="T10">5D26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F0<text:span text:style-name="T23">21 F121</text:span> <text:span text:style-name="T2">DF01 DF01</text:span> <text:span text:style-name="T2">DF01</text:span> <text:span text:style-name="T2">DF01</text:span> <text:span text:style-name="T2">DF01</text:span> F0<text:span text:style-name="T26">22 F122</text:span> <text:span text:style-name="T2">DF01 DF01</text:span> <text:span text:style-name="T2">DF01</text:span> <text:span text:style-name="T1">0227</text:span> <text:span text:style-name="T1">016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1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2">A221 </text:span><text:span text:style-name="T20">802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2">A321 BC2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18">BD21 </text:span><text:span text:style-name="T20">802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18">BE21 BF2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1">C021 922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1">C121 C22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3">8F21 982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3">C321 992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4">C421 C62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4">C521 C72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5">C821 CA2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5">C921 B92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15">8F21 </text:span><text:span text:style-name="T20">802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15">CB21 CC2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F5<text:span text:style-name="T11">21</text:span> F6<text:span text:style-name="T11">21</text:span> 92<text:span text:style-name="T11">21</text:span> <text:span text:style-name="T4">802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B3<text:span text:style-name="T11">21</text:span> F7<text:span text:style-name="T11">21</text:span> F8<text:span text:style-name="T11">21</text:span> <text:span text:style-name="T4">802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8A<text:span text:style-name="T12">21</text:span> FA<text:span text:style-name="T12">21</text:span> <text:span text:style-name="T28">802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F9<text:span text:style-name="T12">21</text:span> FB<text:span text:style-name="T12">21</text:span> <text:span text:style-name="T16">DC</text:span><text:span text:style-name="T15">2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B7<text:span text:style-name="T13">21</text:span> <text:span text:style-name="T20">8021</text:span> <text:span text:style-name="T28">8021</text:span> <text:span text:style-name="T3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FC<text:span text:style-name="T13">21</text:span> FD<text:span text:style-name="T13">21</text:span> BC<text:span text:style-name="T13">21</text:span> <text:span text:style-name="T3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8<text:span text:style-name="T17">5</text:span><text:span text:style-name="T18">21</text:span><text:span text:style-name="T17"> </text:span><text:span text:style-name="T20">8021</text:span><text:span text:style-name="T17"> </text:span><text:span text:style-name="T3">DF01</text:span><text:span text:style-name="T17"> </text:span><text:span text:style-name="T3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8<text:span text:style-name="T17">6</text:span><text:span text:style-name="T18">21</text:span><text:span text:style-name="T17"> FE</text:span><text:span text:style-name="T18">21</text:span><text:span text:style-name="T17"> </text:span><text:span text:style-name="T3">DF01</text:span><text:span text:style-name="T17"> </text:span><text:span text:style-name="T3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BD<text:span text:style-name="T7">21</text:span> <text:span text:style-name="T7">802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BE<text:span text:style-name="T7">21</text:span> CD<text:span text:style-name="T7">2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AD<text:span text:style-name="T8">21</text:span> FF<text:span text:style-name="T8">21</text:span> <text:span text:style-name="T28">8021</text:span> <text:span text:style-name="T20">802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D0<text:span text:style-name="T8">21</text:span> F7<text:span text:style-name="T8">21</text:span> 00<text:span text:style-name="T8">22</text:span> <text:span text:style-name="T14">89</text:span><text:span text:style-name="T21">2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17">8F</text:span><text:span text:style-name="T16">21</text:span><text:span text:style-name="T17"> 87</text:span><text:span text:style-name="T16">21</text:span><text:span text:style-name="T17"> </text:span><text:span text:style-name="T3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CB<text:span text:style-name="T9">21</text:span> EA<text:span text:style-name="T9">21</text:span> <text:span text:style-name="T3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16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12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</text:p>
          </table:table-cell>
        </table:table-row>
      </table:table>
      <text:p text:style-name="Standard"/>
      <text:p text:style-name="Standard"/>
      <text:p text:style-name="Standard">+80 offset</text:p>
      <text:p text:style-name="Standard"/>
      <text:p text:style-name="Standard">Tilemap located at $0F5D58</text:p>
      <text:p text:style-name="Standard"/>
      <text:p text:style-name="Standard"><text:soft-page-break/>Lv<text:tab/>E</text:p>
      <text:p text:style-name="Standard">HP<text:tab/>/</text:p>
      <text:p text:style-name="Standard"/>
      <text:p text:style-name="Standard">Atk<text:tab/>AS</text:p>
      <text:p text:style-name="Standard">Hit<text:tab/>Avo</text:p>
      <text:p text:style-name="Standard">Crit<text:tab/>Ddg</text:p>
      <text:p text:style-name="Standard">Rng<text:tab/>FCM</text:p>
      <text:p text:style-name="Standard"/>
      <text:p text:style-name="P1">Str</text:p>
      <text:p text:style-name="P2">Mag</text:p>
      <text:p text:style-name="P3">Skl</text:p>
      <text:p text:style-name="P4">Spd</text:p>
      <text:p text:style-name="P5">Lck</text:p>
      <text:p text:style-name="P6">Def</text:p>
      <text:p text:style-name="P7">Con</text:p>
      <text:p text:style-name="Standard"/>
      <text:p text:style-name="Standard">Leader</text:p>
      <text:p text:style-name="Standard">Lead*</text:p>
      <text:p text:style-name="Standard">Move*</text:p>
      <text:p text:style-name="Standard">Trvlr.</text:p>
      <text:p text:style-name="Standard">Move</text:p>
      <text:p text:style-name="Standard">Fatg</text:p>
      <text:p text:style-name="Standard">Status</text:p>
      <text:p text:style-name="Standard"/>
      <text:p text:style-name="Standard"/>
      <text:p text:style-name="Standard"/>
      <text:p text:style-name="Standard">21=White 1</text:p>
      <text:p text:style-name="Standard">22=White 2</text:p>
      <text:p text:style-name="Standard"/>
      <text:p text:style-name="Standard">26=Brown 1</text:p>
      <text:p text:style-name="Standard">27=Brown 2</text:p>
      <text:p text:style-name="Standard"/>
      <text:p text:style-name="Standard">2A=Bl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acis Miacidae</meta:initial-creator>
    <meta:creation-date>2019-10-23T16:12:49.37</meta:creation-date>
    <dc:date>2020-12-26T03:06:58.67</dc:date>
    <dc:creator>Miacis Miacidae</dc:creator>
    <meta:editing-duration>PT8H24M3S</meta:editing-duration>
    <meta:editing-cycles>52</meta:editing-cycles>
    <meta:generator>OpenOffice/4.1.7$Win32 OpenOffice.org_project/417m1$Build-9800</meta:generator>
    <meta:document-statistic meta:table-count="1" meta:image-count="0" meta:object-count="0" meta:page-count="2" meta:paragraph-count="28" meta:word-count="1577" meta:character-count="7855"/>
  </office:meta>
</office:document-meta>
</file>